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50000000977EDABBB03047AA8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5f88" officeooo:paragraph-rsid="00055f88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.588cm" draw:z-index="0"><draw:image xlink:href="Pictures/1000020100000650000000977EDABBB03047AA83.png" xlink:type="simple" xlink:show="embed" xlink:actuate="onLoad" loext:mime-type="image/png"/></draw:frame></text:p>
      <text:p text:style-name="P1">f(x) = e<text:span text:style-name="T1">x <text:s text:c="10"/></text:span><text:span text:style-name="T2">a=0</text:span></text:p>
      <text:p text:style-name="P1"><text:span text:style-name="T2"/></text:p>
      <text:p text:style-name="P1"><text:span text:style-name="T2">f(0) = 1</text:span></text:p>
      <text:p text:style-name="P1"><text:span text:style-name="T2"/></text:p>
      <text:p text:style-name="P1"><text:span text:style-name="T2">f’(x) = <text:s/>e</text:span><text:span text:style-name="T1">x</text:span><text:span text:style-name="T2"> <text:s text:c="7"/>f’(0) = 1</text:span></text:p>
      <text:p text:style-name="P1"><text:span text:style-name="T2"/></text:p>
      <text:p text:style-name="P1"><text:span text:style-name="T2">f’’(x) = e</text:span><text:span text:style-name="T1">x</text:span><text:span text:style-name="T2"> <text:s text:c="7"/>f’’(0) = 1</text:span></text:p>
      <text:p text:style-name="P1"><text:span text:style-name="T2"/></text:p>
      <text:p text:style-name="P1"><text:span text:style-name="T2">Au voisinage de 0 on a :</text:span></text:p>
      <text:p text:style-name="P1"><text:span text:style-name="T2"/></text:p>
      <text:p text:style-name="P1"><text:span text:style-name="T2">f(x) = 1 + 1 (x-0) + 1 (x-0)</text:span><text:span text:style-name="T1">2</text:span><text:span text:style-name="T2">/2 + … = 1 + x + x</text:span><text:span text:style-name="T1">2</text:span><text:span text:style-name="T2">/2 + …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07:55:50.756540701</meta:creation-date>
    <dc:date>2020-03-23T07:59:57.098750583</dc:date>
    <meta:editing-duration>PT4M7S</meta:editing-duration>
    <meta:editing-cycles>1</meta:editing-cycles>
    <meta:document-statistic meta:table-count="0" meta:image-count="1" meta:object-count="0" meta:page-count="1" meta:paragraph-count="6" meta:word-count="45" meta:character-count="167" meta:non-whitespace-character-count="102"/>
    <meta:generator>LibreOffice/6.0.7.3$Linux_X86_64 LibreOffice_project/00m0$Build-3</meta:generator>
  </office:meta>
</office:document-meta>
</file>